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ccffcc" draw:textarea-horizontal-align="justify" draw:textarea-vertical-align="middle" draw:auto-grow-height="false" fo:min-height="0.432cm" fo:min-width="12.636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83caff" draw:textarea-horizontal-align="justify" draw:textarea-vertical-align="middle" draw:auto-grow-height="false" fo:min-height="0.559cm" fo:min-width="12.636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aecf00" draw:textarea-horizontal-align="justify" draw:textarea-vertical-align="middle" draw:auto-grow-height="false" fo:min-height="2.591cm" fo:min-width="4.881cm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11cm"/>
    </style:style>
    <style:style style:name="gr7" style:family="graphic" style:parent-style-name="objectwithoutfill">
      <style:graphic-properties draw:stroke="dash" draw:stroke-dash="Ultrafine_20_2_20_Dots_20_3_20_Dashes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objectwithoutfill">
      <style:graphic-properties draw:stroke="dash" draw:stroke-dash="Ultra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8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c5000b" draw:textarea-horizontal-align="justify" draw:textarea-vertical-align="middle" draw:auto-grow-height="false" fo:min-height="0.051cm" fo:min-width="0cm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-color="#c5000b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draw:fill="none" fo:min-height="1.42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78cm"/>
    </style:style>
    <style:style style:name="gr19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ccffcc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83ca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aecf00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tyle="italic" style:font-style-asian="italic" style:font-style-complex="italic"/>
    </style:style>
    <style:style style:name="P7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8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c5000b"/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fo:font-size="15pt" fo:font-style="italic" style:font-size-asian="15pt" style:font-style-asian="italic" style:font-size-complex="15pt" style:font-style-complex="italic"/>
    </style:style>
    <style:style style:name="P12" style:family="paragraph">
      <loext:graphic-properties draw:fill-color="#c5000b"/>
      <style:paragraph-properties fo:text-align="center"/>
    </style:style>
    <style:style style:name="P13" style:family="paragraph">
      <loext:graphic-properties draw:fill="none"/>
      <style:paragraph-properties fo:text-align="end"/>
      <style:text-properties fo:color="#ffffff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5pt" fo:font-style="italic" style:font-size-asian="15pt" style:font-style-asian="italic" style:font-size-complex="15pt" style:font-style-complex="italic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216cm" svg:height="0.762cm" svg:x="0.235cm" svg:y="7.163cm">
          <text:p text:style-name="P1"><text:span text:style-name="T1"><text:s text:c="3"/></text:span><text:span text:style-name="T1"><text:s text:c="3"/></text:span><text:span text:style-name="T1"><text:s text:c="3"/></text:span><text:span text:style-name="T1"><text:s text:c="2"/></text:span><text:span text:style-name="T1">H</text:span><text:span text:style-name="T1">o</text:span><text:span text:style-name="T1">s</text:span><text:span text:style-name="T1">t: </text:span><text:span text:style-name="T1">L</text:span><text:span text:style-name="T1">i</text:span><text:span text:style-name="T1">n</text:span><text:span text:style-name="T1">u</text:span><text:span text:style-name="T1">x </text:span><text:span text:style-name="T1">k</text:span><text:span text:style-name="T1">e</text:span><text:span text:style-name="T1">r</text:span><text:span text:style-name="T1">n</text:span><text:span text:style-name="T1">e</text:span><text:span text:style-name="T1">l <text:s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/>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3.216cm" svg:height="0.889cm" svg:x="0.235cm" svg:y="5.45cm">
          <text:p text:style-name="P1"><text:span text:style-name="T1">H</text:span><text:span text:style-name="T1">y</text:span><text:span text:style-name="T1">p</text:span><text:span text:style-name="T1">e</text:span><text:span text:style-name="T1">r</text:span><text:span text:style-name="T1">v</text:span><text:span text:style-name="T1">i</text:span><text:span text:style-name="T1">s</text:span><text:span text:style-name="T1">o</text:span><text:span text:style-name="T1">r</text:span><text:span text:style-name="T1">: </text:span><text:span text:style-name="T1">u</text:span><text:span text:style-name="T1">H</text:span><text:span text:style-name="T1">y</text:span><text:span text:style-name="T1">v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461cm" svg:height="2.921cm" svg:x="7.99cm" svg:y="1.767cm">
          <text:p text:style-name="P1"><text:span text:style-name="T1">Static/dynamic</text:span></text:p>
          <text:p text:style-name="P1"><text:span text:style-name="T1">native Linux</text:span></text:p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4.915cm" svg:y1="5.45cm" svg:x2="4.934cm" svg:y2="4.18cm">
          <text:p/>
        </draw:line>
        <draw:line draw:style-name="gr4" draw:text-style-name="P5" draw:layer="layout" svg:x1="8.171cm" svg:y1="5.45cm" svg:x2="8.171cm" svg:y2="4.63cm">
          <text:p/>
        </draw:line>
        <draw:frame draw:style-name="gr5" draw:text-style-name="P6" draw:layer="layout" svg:width="1.907cm" svg:height="0.962cm" svg:x="5.547cm" svg:y="4.544cm">
          <draw:text-box>
            <text:p><text:span text:style-name="T2">Load</text:span></text:p>
          </draw:text-box>
        </draw:frame>
        <draw:polyline draw:style-name="gr4" draw:text-style-name="P5" draw:layer="layout" svg:width="10cm" svg:height="0.761cm" svg:x="2.14cm" svg:y="1.005cm" svg:viewBox="0 0 10001 762" draw:points="0,762 0,51 10001,0 10001,762">
          <text:p/>
        </draw:polyline>
        <draw:frame draw:style-name="gr6" draw:text-style-name="P6" draw:layer="layout" svg:width="9.811cm" svg:height="0.962cm" svg:x="2.669cm" svg:y="0.054cm">
          <draw:text-box>
            <text:p><text:span text:style-name="T2">Init. stack and jump to entry point</text:span></text:p>
          </draw:text-box>
        </draw:frame>
        <draw:line draw:style-name="gr4" draw:text-style-name="P5" draw:layer="layout" svg:x1="7.99cm" svg:y1="2.11cm" svg:x2="5.069cm" svg:y2="2.11cm">
          <text:p/>
        </draw:line>
        <draw:line draw:style-name="gr7" draw:text-style-name="P5" draw:layer="layout" svg:x1="8.011cm" svg:y1="3.11cm" svg:x2="5.09cm" svg:y2="3.11cm">
          <text:p/>
        </draw:line>
        <draw:frame draw:style-name="gr8" draw:text-style-name="P7" draw:layer="layout" svg:width="2.509cm" svg:height="0.962cm" svg:x="5.593cm" svg:y="1.21cm">
          <draw:text-box>
            <text:p text:style-name="P1"><text:span text:style-name="T2">Syscall</text:span></text:p>
          </draw:text-box>
        </draw:frame>
        <draw:frame draw:style-name="gr9" draw:text-style-name="P8" draw:layer="layout" svg:width="2.403cm" svg:height="0.963cm" draw:transform="rotate (1.5707963267949) translate (13.489cm 5.059cm)">
          <draw:text-box>
            <text:p text:style-name="P1"><text:span text:style-name="T1">Guest</text:span></text:p>
          </draw:text-box>
        </draw:frame>
        <draw:line draw:style-name="gr10" draw:text-style-name="P5" draw:layer="layout" svg:x1="14.378cm" svg:y1="5.069cm" svg:x2="12.881cm" svg:y2="5.069cm">
          <text:p/>
        </draw:line>
        <draw:frame draw:style-name="gr9" draw:text-style-name="P8" draw:layer="layout" svg:width="2.403cm" svg:height="0.963cm" draw:transform="rotate (1.5707963267949) translate (13.542cm 7.299cm)">
          <draw:text-box>
            <text:p text:style-name="P1"><text:span text:style-name="T1">Host</text:span></text:p>
          </draw:text-box>
        </draw:frame>
        <draw:line draw:style-name="gr4" draw:text-style-name="P5" draw:layer="layout" svg:x1="8.154cm" svg:y1="6.325cm" svg:x2="8.154cm" svg:y2="7.101cm">
          <text:p/>
        </draw:line>
        <draw:frame draw:style-name="gr11" draw:text-style-name="P6" draw:layer="layout" svg:width="1.878cm" svg:height="0.962cm" svg:x="7.206cm" svg:y="7.066cm">
          <draw:text-box>
            <text:p><text:span text:style-name="T2">KVM</text:span></text:p>
          </draw:text-box>
        </draw:frame>
        <draw:custom-shape draw:style-name="gr12" draw:text-style-name="P9" draw:layer="layout" svg:width="0.381cm" svg:height="0.381cm" svg:x="1.886cm" svg:y="3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0.381cm" svg:height="0.381cm" svg:x="2.267cm" svg:y="3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0.381cm" svg:height="0.381cm" svg:x="2.648cm" svg:y="3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0.381cm" svg:height="0.381cm" svg:x="2.648cm" svg:y="3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0.381cm" svg:height="0.381cm" svg:x="2.267cm" svg:y="3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1" draw:layer="layout" svg:width="2.475cm" svg:height="0.839cm" svg:x="-0.208cm" svg:y="3.164cm">
          <draw:text-box>
            <text:p text:style-name="P10"><text:span text:style-name="T3">Syscall-</text:span></text:p>
          </draw:text-box>
        </draw:frame>
        <draw:frame draw:style-name="gr14" draw:text-style-name="P7" draw:layer="layout" svg:width="2.686cm" svg:height="0.962cm" svg:x="5.294cm" svg:y="3.01cm">
          <draw:text-box>
            <text:p text:style-name="P1"><text:span text:style-name="T2">Fastcall</text:span></text:p>
          </draw:text-box>
        </draw:frame>
        <draw:frame draw:style-name="gr13" draw:text-style-name="P11" draw:layer="layout" svg:width="2.475cm" svg:height="0.839cm" svg:x="0.235cm" svg:y="3.722cm">
          <draw:text-box>
            <text:p text:style-name="P10"><text:span text:style-name="T3">based</text:span></text:p>
          </draw:text-box>
        </draw:frame>
        <draw:frame draw:style-name="gr15" draw:text-style-name="P11" draw:layer="layout" svg:width="2.961cm" svg:height="1.427cm" svg:x="0.703cm" svg:y="4.15cm">
          <draw:text-box>
            <text:p text:style-name="P10"><text:span text:style-name="T3">modularity</text:span></text:p>
          </draw:text-box>
        </draw:frame>
        <draw:g>
          <draw:polygon draw:style-name="gr16" draw:text-style-name="P12" draw:layer="layout" svg:width="3.301cm" svg:height="2.412cm" svg:x="1.886cm" svg:y="1.767cm" svg:viewBox="0 0 3302 2413" draw:points="3302,762 3302,2413 1143,2413 1143,1270 0,1270 0,0 3302,0">
            <text:p/>
          </draw:polygon>
          <draw:frame draw:style-name="gr17" draw:text-style-name="P13" draw:layer="layout" svg:width="3.249cm" svg:height="1.674cm" svg:x="2.04cm" svg:y="1.694cm">
            <draw:text-box>
              <text:p text:style-name="P10"><text:span text:style-name="T4">Hermitux</text:span><text:span text:style-name="T4"><text:line-break/></text:span><text:span text:style-name="T4">kernel</text:span></text:p>
            </draw:text-box>
          </draw:frame>
        </draw:g>
        <draw:custom-shape draw:style-name="gr12" draw:text-style-name="P9" draw:layer="layout" svg:width="0.381cm" svg:height="0.381cm" svg:x="2.648cm" svg:y="3.7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11.84cm" svg:y1="7.163cm" svg:x2="11.811cm" svg:y2="4.699cm">
          <text:p/>
        </draw:line>
        <draw:frame draw:style-name="gr18" draw:text-style-name="P14" draw:layer="layout" svg:width="3.978cm" svg:height="0.806cm" svg:x="9.687cm" svg:y="7.166cm">
          <draw:text-box>
            <text:p><text:span text:style-name="T5">Debug &amp; Profile</text:span></text:p>
          </draw:text-box>
        </draw:frame>
        <draw:line draw:style-name="gr19" draw:text-style-name="P5" draw:layer="layout" svg:x1="9.852cm" svg:y1="7.163cm" svg:x2="9.856cm" svg:y2="7.9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351cm" fo:page-height="8.0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0T17:54:46.945284614</meta:creation-date>
    <dc:date>2019-02-09T18:00:35.346491690</dc:date>
    <meta:editing-duration>PT1H23M46S</meta:editing-duration>
    <meta:editing-cycles>70</meta:editing-cycles>
    <meta:generator>LibreOffice/5.2.7.2$Linux_X86_64 LibreOffice_project/20m0$Build-2</meta:generator>
    <meta:document-statistic meta:object-count="32"/>
  </office:meta>
</office:document-meta>
</file>